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398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row table:style-name="ro1">
          <table:table-cell/>
        </table:table-row>
      </table:table>
      <table:table table:name="B2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</table:table>
      <table:table table:name="B3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ar</text:p>
          </table:table-cell>
        </table:table-row>
      </table:table>
      <table:table table:name="B4" table:style-name="ta1">
        <table:table-column table:style-name="co1" table:default-cell-style-name="Default"/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5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ABLE END</text:p>
          </table:table-cell>
        </table:table-row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6" table:style-name="ta1">
        <table:table-column table:style-name="co1" table:default-cell-style-name="Default"/>
        <table:table-row table:style-name="ro1">
          <table:table-cell office:value-type="string" calcext:value-type="string">
            <text:p>IN</text:p>
          </table:table-cell>
        </table:table-row>
      </table:table>
      <table:table table:name="B7" table:style-name="ta1">
        <table:table-column table:style-name="co1" table:default-cell-style-name="Default"/>
        <table:table-row table:style-name="ro1">
          <table:table-cell office:value-type="string" calcext:value-type="string">
            <text:p>OUT</text:p>
          </table:table-cell>
        </table:table-row>
      </table:table>
      <table:table table:name="B8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TRA</text:p>
          </table:table-cell>
        </table:table-row>
      </table:table>
      <table:table table:name="B9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</text:p>
          </table:table-cell>
        </table:table-row>
      </table:table>
      <table:table table:name="B10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5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1" table:style-name="ta1">
        <table:table-column table:style-name="co1" table:default-cell-style-name="Default"/>
        <table:table-row table:style-name="ro1">
          <table:table-cell office:value-type="string" calcext:value-type="string">
            <text:p>INTRA</text:p>
          </table:table-cell>
        </table:table-row>
        <table:table-row table:style-name="ro1">
          <table:table-cell office:value-type="string" calcext:value-type="string">
            <text:p>INTRA</text:p>
          </table:table-cell>
        </table:table-row>
      </table:table>
      <table:table table:name="B1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3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RA</text:p>
          </table:table-cell>
        </table:table-row>
        <table:table-row table:style-name="ro1">
          <table:table-cell office:value-type="string" calcext:value-type="string">
            <text:p>OUT</text:p>
          </table:table-cell>
        </table:table-row>
      </table:table>
      <table:table table:name="B14" table:style-name="ta1">
        <table:table-column table:style-name="co1" table:default-cell-style-name="Default"/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ABLE END</text:p>
          </table:table-cell>
        </table:table-row>
      </table:table>
      <table:table table:name="B1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</table:table>
      <table:table table:name="B16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2"/>
        </table:table-row>
      </table:table>
      <table:table table:name="B17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2"/>
        </table:table-row>
      </table:table>
      <table:table table:name="B18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obar</text:p>
          </table:table-cell>
          <table:table-cell table:number-columns-repeated="13"/>
        </table:table-row>
      </table:table>
      <table:table table:name="B19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2"/>
        </table:table-row>
      </table:table>
      <table:table table:name="B20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T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2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3"/>
        </table:table-row>
      </table:table>
      <table:table table:name="B22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15" office:value-type="date" office:date-value="2020-06-19T11:18:45" calcext:value-type="date">
            <text:p>2020-06-19 11:18:45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foobar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5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foobar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6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SENT</text:p>
          </table:table-cell>
          <table:table-cell table:style-name="ce6" office:value-type="string" calcext:value-type="string">
            <text:p>B2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7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XYZ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8</text:p>
          </table:table-cell>
          <table:table-cell table:style-name="ce6" office:value-type="float" office:value="-99" calcext:value-type="float">
            <text:p>-99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29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2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10000" calcext:value-type="float">
            <text:p>-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3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-10.1" calcext:value-type="float">
            <text:p>-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3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2">
          <table:table-cell table:style-name="ce6" table:number-columns-repeated="13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table table:name="B3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3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993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023"/>
        </table:table-row>
      </table:table>
      <table:table table:name="B3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19T11:18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3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010.1" calcext:value-type="float">
            <text:p>1010.1</text:p>
          </table:table-cell>
          <table:table-cell table:style-name="ce6" office:value-type="float" office:value="10.1" calcext:value-type="float">
            <text:p>10.1</text:p>
          </table:table-cell>
          <table:table-cell table:style-name="ce6"/>
          <table:table-cell table:style-name="ce7" table:number-columns-repeated="18"/>
          <table:table-cell table:style-name="ce8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omething 1</text:p>
          </table:table-cell>
          <table:table-cell office:value-type="string" calcext:value-type="string">
            <text:p>Something 2</text:p>
          </table:table-cell>
          <table:table-cell office:value-type="string" calcext:value-type="string">
            <text:p>Transaction Typ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Crypto In</text:p>
          </table:table-cell>
          <table:table-cell office:value-type="string" calcext:value-type="string">
            <text:p>Spot Price</text:p>
          </table:table-cell>
          <table:table-cell office:value-type="string" calcext:value-type="string">
            <text:p>USD In (No Fee)</text:p>
          </table:table-cell>
          <table:table-cell office:value-type="string" calcext:value-type="string">
            <text:p>USD In (With Fee)</text:p>
          </table:table-cell>
          <table:table-cell office:value-type="string" calcext:value-type="string">
            <text:p>USD Fe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20-06-23T04:56:33.736Z</text:p>
          </table:table-cell>
          <table:table-cell table:style-name="ce6" office:value-type="string" calcext:value-type="string">
            <text:p>Coinbase</text:p>
          </table:table-cell>
          <table:table-cell table:style-name="ce6" office:value-type="string" calcext:value-type="string">
            <text:p>Bob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Buy</text:p>
          </table:table-cell>
          <table:table-cell table:style-name="ce6" office:value-type="string" calcext:value-type="string">
            <text:p>B3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1000" calcext:value-type="float">
            <text:p>11000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2215.1" calcext:value-type="float">
            <text:p>2215.1</text:p>
          </table:table-cell>
          <table:table-cell table:style-name="ce6" office:value-type="float" office:value="15.1" calcext:value-type="float">
            <text:p>15.1</text:p>
          </table:table-cell>
          <table:table-cell table:style-name="ce6"/>
          <table:table-cell table:style-name="ce7" table:number-columns-repeated="18"/>
          <table:table-cell table:style-name="ce8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20:10:31.118207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1:10:42.078925486</meta:creation-date>
    <dc:date>2021-03-26T20:39:05.988121064</dc:date>
    <meta:editing-duration>PT13H31M47S</meta:editing-duration>
    <meta:editing-cycles>39</meta:editing-cycles>
    <meta:generator>LibreOffice/6.4.6.2$Linux_X86_64 LibreOffice_project/40$Build-2</meta:generator>
    <meta:document-statistic meta:table-count="33" meta:cell-count="414" meta:object-count="0"/>
  </office:meta>
</office:document-meta>
</file>